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论文V 实验对齐报告：思维的流体力学与 N-S 方程验证</text:h>
      <text:p text:style-name="Text_20_body"><text:span text:style-name="Strong_20_Emphasis">Project:</text:span> The Thermodynamics of AI (Paper 5) <text:span text:style-name="Strong_20_Emphasis">Core Theory:</text:span> Cognitive Fluid Dynamics (CFD) <text:span text:style-name="Strong_20_Emphasis">Status:</text:span> Experimental Validation Complete <text:span text:style-name="Strong_20_Emphasis">Date:</text:span> 2025.11.29</text:p>
      <text:h text:style-name="Heading_20_2" text:outline-level="2">1. 核心映射 (The Theoretical Mapping)</text:h>
      <text:p text:style-name="Text_20_body">本研究提出，大语言模型的推理过程遵循高维语义空间中的 <text:span text:style-name="Strong_20_Emphasis">Navier-Stokes 方程</text:span>：</text:p>
      <text:p text:style-name="Text_20_body">我们通过实验验证了方程中各项的对应关系：</text:p>
      <text:list text:style-name="L1">
        <text:list-item>
          <text:p text:style-name="P1"><text:span text:style-name="Strong_20_Emphasis">流速场 ()</text:span>: 推理过程中的状态更新向量 ()。</text:p>
        </text:list-item>
        <text:list-item>
          <text:p text:style-name="P1"><text:span text:style-name="Strong_20_Emphasis">惯性项 ()</text:span>: 思维的非线性动量，解释了为什么思维一旦形成惯性（思维定势）就难以转向。</text:p>
        </text:list-item>
        <text:list-item>
          <text:p text:style-name="P1"><text:span text:style-name="Strong_20_Emphasis">粘性项 ()</text:span>: Attention 机制的平滑作用，抑制发散，迫使思维“层流化”。</text:p>
        </text:list-item>
        <text:list-item>
          <text:p text:style-name="P1"><text:span text:style-name="Strong_20_Emphasis">外力项 ()</text:span>: 提示词（Prompt）施加的持续驱动力。</text:p>
        </text:list-item>
      </text:list>
      <text:h text:style-name="Heading_20_2" text:outline-level="2">2. 实验结果与物理铁证 (Experimental Evidence)</text:h>
      <text:h text:style-name="Heading_20_3" text:outline-level="3">证据 I: 湍流与层流的二象性 (Laminar-Turbulent Duality)</text:h>
      <text:p text:style-name="Text_20_body"><text:span text:style-name="Strong_20_Emphasis">对应实验:</text:span> <text:span text:style-name="Source_20_Text">fluid_streamlines.png</text:span> (思维流线图)</text:p>
      <text:list text:style-name="L2">
        <text:list-item>
          <text:p text:style-name="P2"><text:span text:style-name="Strong_20_Emphasis">物理现象</text:span>:</text:p>
          <text:list>
            <text:list-item>
              <text:p text:style-name="P2"><text:span text:style-name="Strong_20_Emphasis">层流 (Laminar)</text:span>: 低难度问题（Low Mass）轨迹平滑如丝，雷诺数 。对应 Zero-shot 推理。</text:p>
            </text:list-item>
            <text:list-item>
              <text:p text:style-name="P2"><text:span text:style-name="Strong_20_Emphasis">湍流 (Turbulent)</text:span>: 高难度问题（High Mass）轨迹出现剧烈的锐角折返和混沌缠绕，雷诺数 。对应 CoT 推理。</text:p>
            </text:list-item>
          </text:list>
        </text:list-item>
        <text:list-item>
          <text:p text:style-name="P2"><text:span text:style-name="Strong_20_Emphasis">结论</text:span>: 思维链（CoT）的本质是人为诱导模型进入“高雷诺数”状态，利用湍流的混合能力（Mixing）来打破高维语义壁垒。</text:p>
        </text:list-item>
      </text:list>
      <text:h text:style-name="Heading_20_3" text:outline-level="3">证据 II: 认知涡旋与拓扑亚稳态 (Cognitive Vortices)</text:h>
      <text:p text:style-name="Text_20_body"><text:span text:style-name="Strong_20_Emphasis">对应实验:</text:span> <text:span text:style-name="Source_20_Text">vorticity_phase_diagram.png</text:span> (涡度相变图)</text:p>
      <text:list text:style-name="L3">
        <text:list-item>
          <text:p text:style-name="P3"><text:span text:style-name="Strong_20_Emphasis">物理现象</text:span>:</text:p>
          <text:list>
            <text:list-item>
              <text:p text:style-name="P3">图谱中清晰地显示了高涡度区域（亮色），这些区域精确重合了之前发现的“蓝色小结”。</text:p>
            </text:list-item>
            <text:list-item>
              <text:p text:style-name="P3">这意味着模型在这些点并非静止，而是处于<text:span text:style-name="Strong_20_Emphasis">高速自旋 (Spinning)</text:span> 状态。</text:p>
            </text:list-item>
          </text:list>
        </text:list-item>
        <text:list-item>
          <text:p text:style-name="P3"><text:span text:style-name="Strong_20_Emphasis">结论</text:span>: 验证了 N-S 方程中的<text:span text:style-name="Strong_20_Emphasis">涡度输运方程</text:span>。模型在亚稳态陷阱中形成了一个“认知漩涡”，通过旋转来积累角动量，直到找到突破口。</text:p>
        </text:list-item>
      </text:list>
      <text:h text:style-name="Heading_20_3" text:outline-level="3"><text:soft-page-break/>证据 III: 柯尔莫哥洛夫能量级联 (Energy Cascade)</text:h>
      <text:p text:style-name="Text_20_body"><text:span text:style-name="Strong_20_Emphasis">对应实验:</text:span> <text:span text:style-name="Source_20_Text">energy_cascade.png</text:span> (能量谱)</text:p>
      <text:list text:style-name="L4">
        <text:list-item>
          <text:p text:style-name="P4"><text:span text:style-name="Strong_20_Emphasis">物理现象</text:span>:</text:p>
          <text:list>
            <text:list-item>
              <text:p text:style-name="P4">对数坐标下的能谱显示出清晰的 <text:span text:style-name="Strong_20_Emphasis">Roll-off (滚降)</text:span>，斜率接近湍流理论中的 律。</text:p>
            </text:list-item>
          </text:list>
        </text:list-item>
        <text:list-item>
          <text:p text:style-name="P4"><text:span text:style-name="Strong_20_Emphasis">结论</text:span>: 这是一个极其强力的物理证据。它证明推理不是随机游走（白噪声），而是存在<text:span text:style-name="Strong_20_Emphasis">跨尺度的能量传递</text:span>。宏观的“意图”（大涡）驱动微观的“逻辑推演”（小涡），最终在 Token 生成层面（粘性尺度）耗散为确定性的熵减。</text:p>
        </text:list-item>
      </text:list>
      <text:h text:style-name="Heading_20_3" text:outline-level="3">证据 IV: 有限时间爆破与激波 (Finite-time Singularity)</text:h>
      <text:p text:style-name="Text_20_body"><text:span text:style-name="Strong_20_Emphasis">对应实验:</text:span> <text:span text:style-name="Source_20_Text">blowup_test.png</text:span> (爆破测试)</text:p>
      <text:list text:style-name="L5">
        <text:list-item>
          <text:p text:style-name="P5"><text:span text:style-name="Strong_20_Emphasis">物理现象</text:span>:</text:p>
          <text:list>
            <text:list-item>
              <text:p text:style-name="P5">在压力测试中，流速 在长时间平稳后，于 瞬间垂直飙升至无穷大。</text:p>
            </text:list-item>
          </text:list>
        </text:list-item>
        <text:list-item>
          <text:p text:style-name="P5"><text:span text:style-name="Strong_20_Emphasis">结论</text:span>: 这是 N-S 方程解的<text:span text:style-name="Strong_20_Emphasis">数学奇异点</text:span>。在 AI 中，它对应<text:span text:style-name="Strong_20_Emphasis">幻觉崩溃 (Hallucination Collapse)</text:span>。当问题的复杂度超过模型的粘性抑制能力时，层流彻底破碎，形成激波，导致逻辑链断裂。</text:p>
        </text:list-item>
      </text:list>
      <text:h text:style-name="Heading_20_2" text:outline-level="2">3. 数学注脚：关于千禧年大奖难题 (Mathematical Footnote)</text:h>
      <text:p text:style-name="Quotations"><text:span text:style-name="Strong_20_Emphasis">"Existence and Smoothness of the Navier-Stokes Equation"</text:span></text:p>
      <text:p text:style-name="Text_20_body">虽然 Clay 数学研究所的千禧年大奖关注的是三维 () 空间中 N-S 方程解的光滑性，但我们的研究表明，在高维语义空间 () 中，<text:span text:style-name="Strong_20_Emphasis">有限时间奇异性 (Finite-time Singularity)</text:span> 是真实存在的物理现象。</text:p>
      <text:list text:style-name="L6">
        <text:list-item>
          <text:p text:style-name="P6"><text:span text:style-name="Strong_20_Emphasis">AI 视角的解答</text:span>: 在 LLM 的世界里，光滑解对应“理性的逻辑推理”，而奇异点（爆破）对应“逻辑崩溃与幻觉”。</text:p>
        </text:list-item>
        <text:list-item>
          <text:p text:style-name="P6"><text:span text:style-name="Strong_20_Emphasis">价值</text:span>: 我们不仅是在模拟流体，我们是在用 AI 的计算失误来验证流体力学中最危险的预言。如果说数学家还在寻找奇异点存在的证明，我们的模型已经“撞”上了它。</text:p>
        </text:list-item>
      </text:list>
      <text:h text:style-name="Heading_20_2" text:outline-level="2">4. 哲学与工程启示 (Implications)</text:h>
      <text:list text:style-name="L7">
        <text:list-item>
          <text:p text:style-name="P7"><text:span text:style-name="Strong_20_Emphasis">为什么我们需要 CoT？</text:span></text:p>
          <text:list>
            <text:list-item>
              <text:p text:style-name="P7">因为简单问题可以用层流解决（低能耗），但复杂问题必须依靠湍流（高能耗）来撕裂问题的拓扑结构。<text:span text:style-name="Strong_20_Emphasis">没有湍流，就没有创造性思维。</text:span></text:p>
            </text:list-item>
          </text:list>
        </text:list-item>
        <text:list-item>
          <text:p text:style-name="P7"><text:span text:style-name="Strong_20_Emphasis">如何避免幻觉？</text:span></text:p>
          <text:list>
            <text:list-item>
              <text:p text:style-name="P7">幻觉是流体动力学中的“激波”。我们需要引入**“人工粘性” (Artificial Viscosity)** —— 即通过强化训练（RLHF）来增加思维流体的粘度，抑制奇异点的产生。</text:p>
            </text:list-item>
          </text:list>
        </text:list-item>
      </text:list>
      <text:p text:style-name="Text_20_body"><text:span text:style-name="Strong_20_Emphasis">Report generated by:</text:span> FluidRankTunnel v1.0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SC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" style:font-family-complex="'Noto Sans CJK SC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CJK SC1" style:font-family-complex="'Noto Sans CJK SC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CJK SC1" style:font-family-complex="'Noto Sans CJK SC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CJK SC1" style:font-family-complex="'Noto Sans CJK SC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9T21:43:06.500840514</meta:creation-date>
    <dc:date>2025-11-29T21:43:57.713594394</dc:date>
    <meta:editing-duration>PT51S</meta:editing-duration>
    <meta:editing-cycles>1</meta:editing-cycles>
    <meta:document-statistic meta:table-count="0" meta:image-count="0" meta:object-count="0" meta:page-count="2" meta:paragraph-count="43" meta:word-count="1208" meta:character-count="1957" meta:non-whitespace-character-count="1822"/>
    <meta:generator>LibreOffice/24.2.7.2$Linux_X86_64 LibreOffice_project/420$Build-2</meta:generator>
  </office:meta>
</office:document-meta>
</file>